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officeooo:rsid="0009f0e5" officeooo:paragraph-rsid="0009f0e5" style:font-weight-asian="bold" style:font-weight-complex="bold"/>
    </style:style>
    <style:style style:name="P2"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T1" style:family="text">
      <style:text-properties officeooo:rsid="0009f0e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trine</text:p>
      <text:p text:style-name="Preformatted_20_Text"/>
      <text:p text:style-name="P1">01</text:p>
      <text:p text:style-name="Preformatted_20_Text"><text:tab/>Doctrine é um tipo de ORM utilizada que fazem acesso ao banco de dados com vários componentes e pacotes. ORM (Object Relational Mapper), uma ferramenta que auxilia a mapear um modelo orientado a objetos para um modelo relacional no banco de dados.</text:p>
      <text:p text:style-name="Preformatted_20_Text"><text:tab/>A lógica de funcionamento do Doctrine está no mapeamento das classes que representam as classes entidades do modelo de negocio. Que está outra classe que faz monitoramento das classes entidades, tem a função de persistir os dados.</text:p>
      <text:p text:style-name="Preformatted_20_Text"><text:tab/>Existem outros tipos de ORM no mercado, como por por exemplo: Eloquent, Proprie e entre outros tipos comuns, é essencial sabermos que o PDO é sempre presente por debaixo dos panos neste tipo de componente. <text:s/></text:p>
      <text:p text:style-name="Preformatted_20_Text"><text:tab/>O doctrine trabalha em uma abordagem diferente, utilizando o Data Mapper esse nosso objeto vai ter informações de mapeamento e outra classe, </text:p>
      <text:p text:style-name="Preformatted_20_Text">algum outro objeto vai pegar esse objeto e mandar para o banco de dados. Entretanto o Eloquente utiliza Active Record, o próprio objeto vai saber como ir ao banco de dados, como salvar suas informações, etc.</text:p>
      <text:p text:style-name="Preformatted_20_Text"/>
      <text:p text:style-name="Preformatted_20_Text"><text:tab/>Então o que é um ORM?</text:p>
      <text:p text:style-name="Preformatted_20_Text"><text:tab/>ORM é algum componente, alguma ferramenta que pega os nossos objetos e faz um mapeamento para as nossas tabelas do banco de dados. Foi comentado que algum objeto diferente do obejto do tipo da classe entidade, este objeto, vai pegar os dados e mandar para o banco de dados. O nome desse objeto que vai fazer boa parte da tarefa para nós é chamado Entity Manager ou gerenciador de entidades. </text:p>
      <text:p text:style-name="Preformatted_20_Text">Por que o nome é esse? </text:p>
      <text:p text:style-name="Preformatted_20_Text"><text:tab/>Esses objetos que vamos criar que possuem os nossos dados se chamam entidades, falamos sobre isso no treinamento de PDO. No site do instalador do componente do orm, possui um arquivo composer.json, que já possui todas as dependências ncessárias para o melhor aproveitando no uso do componente. Ao copiar para dentro da pasta do projeto, basta executar apenas o comando no terminal # composer install. </text:p>
      <text:p text:style-name="Preformatted_20_Text"/>
      <text:p text:style-name="Preformatted_20_Text">#arquivo json</text:p>
      <text:p text:style-name="Preformatted_20_Text"/>
      <text:p text:style-name="Preformatted_20_Text">{</text:p>
      <text:p text:style-name="Preformatted_20_Text"><text:s text:c="4"/>"require": {</text:p>
      <text:p text:style-name="Preformatted_20_Text"><text:s text:c="8"/>"doctrine/orm": "^2.11.0",</text:p>
      <text:p text:style-name="Preformatted_20_Text"><text:s text:c="8"/>"doctrine/dbal": "^3.2",</text:p>
      <text:p text:style-name="Preformatted_20_Text"><text:s text:c="8"/>"doctrine/annotations": "1.13.2",</text:p>
      <text:p text:style-name="Preformatted_20_Text"><text:s text:c="8"/>"symfony/yaml": "^5.4",</text:p>
      <text:p text:style-name="Preformatted_20_Text"><text:s text:c="8"/>"symfony/cache": "^5.4"</text:p>
      <text:p text:style-name="Preformatted_20_Text"><text:s text:c="4"/>},</text:p>
      <text:p text:style-name="Preformatted_20_Text"><text:s text:c="4"/>"autoload": {</text:p>
      <text:p text:style-name="Preformatted_20_Text"><text:s text:c="8"/>"psr-0": {"": "src/"}</text:p>
      <text:p text:style-name="Preformatted_20_Text"><text:s text:c="4"/>}</text:p>
      <text:p text:style-name="Preformatted_20_Text">}</text:p>
      <text:p text:style-name="Preformatted_20_Text"/>
      <text:p text:style-name="Preformatted_20_Text">Ou executar via composer todos os pacotes necessários juntamente ao doctrine. </text:p>
      <text:p text:style-name="Preformatted_20_Text"># composer require doctrine/orm.</text:p>
      <text:p text:style-name="Preformatted_20_Text"/>
      <text:p text:style-name="Preformatted_20_Text"><text:tab/>Qual a diferença entre o simples composer require doctrine/orm e a criação do composer.json sugerido?</text:p>
      <text:p text:style-name="Preformatted_20_Text"><text:tab/>O composer.json sugerido já vem com pacotes extra que podem ser úteis no futuro.</text:p>
      <text:p text:style-name="Preformatted_20_Text"/>
      <text:p text:style-name="Text_20_body">Nesta <text:span text:style-name="T1">tópico 01</text:span>, aprendemos:</text:p>
      <text:list xml:id="list4166876318" text:style-name="L1">
        <text:list-item>
          <text:p text:style-name="P4">Entendemos o que é um ORM;</text:p>
        </text:list-item>
        <text:list-item>
          <text:p text:style-name="P4">Instalamos o Doctrine ORM;</text:p>
        </text:list-item>
        <text:list-item>
          <text:p text:style-name="P3">Configuramos a criação do <text:span text:style-name="Emphasis">Entity Manager</text:span>.</text:p>
        </text:list-item>
      </text:list>
      <text:p text:style-name="Preformatted_20_Text"><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9T10:10:54.561804595</dc:date>
    <meta:editing-duration>PT1M1S</meta:editing-duration>
    <meta:editing-cycles>3</meta:editing-cycles>
    <meta:document-statistic meta:table-count="0" meta:image-count="0" meta:object-count="0" meta:page-count="2" meta:paragraph-count="32" meta:word-count="411" meta:character-count="2559" meta:non-whitespace-character-count="2103"/>
  </office:meta>
</office:document-meta>
</file>